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397cm" style:rel-column-width="16383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e410f" officeooo:paragraph-rsid="000e410f"/>
    </style:style>
    <style:style style:name="P2" style:family="paragraph" style:parent-style-name="Standard">
      <style:text-properties officeooo:paragraph-rsid="000e410f"/>
    </style:style>
    <style:style style:name="P3" style:family="paragraph" style:parent-style-name="Standard">
      <style:text-properties officeooo:rsid="000fdcfe" officeooo:paragraph-rsid="000fdcfe"/>
    </style:style>
    <style:style style:name="P4" style:family="paragraph" style:parent-style-name="Standard">
      <style:text-properties officeooo:rsid="000fdcfe" officeooo:paragraph-rsid="000fdcfe"/>
    </style:style>
    <style:style style:name="P5" style:family="paragraph" style:parent-style-name="Standard">
      <style:paragraph-properties fo:text-align="center" style:justify-single-word="false"/>
      <style:text-properties fo:language="fr" fo:country="CA" officeooo:rsid="0013aa86" officeooo:paragraph-rsid="0014d765"/>
    </style:style>
    <style:style style:name="P6" style:family="paragraph" style:parent-style-name="Standard">
      <style:text-properties fo:language="fr" fo:country="CA" officeooo:rsid="0013aa86" officeooo:paragraph-rsid="0014d765"/>
    </style:style>
    <style:style style:name="P7" style:family="paragraph" style:parent-style-name="Standard">
      <style:paragraph-properties fo:text-align="center" style:justify-single-word="false"/>
      <style:text-properties fo:language="fr" fo:country="CA" officeooo:paragraph-rsid="0014d765"/>
    </style:style>
    <style:style style:name="P8" style:family="paragraph" style:parent-style-name="Standard">
      <style:paragraph-properties fo:text-align="center" style:justify-single-word="false"/>
      <style:text-properties fo:language="fr" fo:country="CA" fo:font-weight="bold" officeooo:rsid="0013aa86" officeooo:paragraph-rsid="0014d765" style:font-weight-asian="bold" style:font-weight-complex="bold"/>
    </style:style>
    <style:style style:name="P9" style:family="paragraph" style:parent-style-name="Standard">
      <style:text-properties fo:language="fr" fo:country="CA" fo:font-weight="bold" officeooo:rsid="0013aa86" officeooo:paragraph-rsid="0014d76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8pt" fo:language="fr" fo:country="CA" officeooo:paragraph-rsid="0014d765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fo:font-size="20pt" fo:language="fr" fo:country="CA" officeooo:paragraph-rsid="0014d765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16pt" fo:language="fr" fo:country="CA" officeooo:paragraph-rsid="0014d765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13aa86" officeooo:paragraph-rsid="0014d765"/>
    </style:style>
    <style:style style:name="P14" style:family="paragraph" style:parent-style-name="Standard">
      <style:text-properties officeooo:paragraph-rsid="0014d765"/>
    </style:style>
    <style:style style:name="P15" style:family="paragraph" style:parent-style-name="Standard">
      <style:text-properties fo:font-size="14pt" fo:language="fr" fo:country="CA" fo:font-weight="bold" officeooo:rsid="0013aa86" officeooo:paragraph-rsid="0014d76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0fdcfe" officeooo:paragraph-rsid="000fdcfe" style:font-weight-asian="bold" style:font-weight-complex="bol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fdcfe" officeooo:paragraph-rsid="000fdcfe"/>
    </style:style>
    <style:style style:name="P18" style:family="paragraph" style:parent-style-name="Standard">
      <style:paragraph-properties fo:break-before="page"/>
      <style:text-properties fo:font-size="14pt" fo:language="fr" fo:country="CA" fo:font-weight="bold" officeooo:rsid="0013aa86" officeooo:paragraph-rsid="0014d765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officeooo:rsid="000e410f"/>
    </style:style>
    <style:style style:name="T2" style:family="text">
      <style:text-properties officeooo:rsid="000f3b95"/>
    </style:style>
    <style:style style:name="T3" style:family="text">
      <style:text-properties officeooo:rsid="0014d7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0">INF1600</text:p>
      <text:p text:style-name="P10"/>
      <text:p text:style-name="P11">Travail pratique <text:span text:style-name="T3">2</text:span></text:p>
      <text:p text:style-name="P12">Architecture et Introduction à l’assembleur IA-3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Samuel Laporte (20…?)</text:p>
      <text:p text:style-name="P13">Julie-Anne Jaeggi (2051561)</text:p>
      <text:p text:style-name="P13">Gr. 0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020-1<text:span text:style-name="T3">1-03</text:span></text:p>
      <text:p text:style-name="P13">École Polytechnique de Montréal</text:p>
      <text:p text:style-name="P5"/>
      <text:p text:style-name="P5"/>
      <text:p text:style-name="P6"/>
      <text:p text:style-name="P6"/>
      <text:p text:style-name="P18">Barème</text:p>
      <text:p text:style-name="P15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9">TP 2 </text:p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8">/4,00</text:p>
          </table:table-cell>
        </table:table-row>
        <table:table-row>
          <table:table-cell table:style-name="Tableau1.A1" office:value-type="string">
            <text:p text:style-name="P6">Exercice <text:span text:style-name="T3">1</text:span></text:p>
          </table:table-cell>
          <table:table-cell table:style-name="Tableau1.A1" office:value-type="string">
            <text:p text:style-name="P5"/>
            <text:p text:style-name="P5">Question 1</text:p>
            <text:p text:style-name="P5"/>
            <text:p text:style-name="P5">Question <text:span text:style-name="T3">2</text:span></text:p>
          </table:table-cell>
          <table:table-cell table:style-name="Tableau1.A1" office:value-type="string">
            <text:p text:style-name="P19"/>
            <text:p text:style-name="P5">/0,50</text:p>
            <text:p text:style-name="P5"/>
            <text:p text:style-name="P5">/0,50</text:p>
          </table:table-cell>
          <table:table-cell table:style-name="Tableau1.A1" office:value-type="string">
            <text:p text:style-name="P5">/1,00</text:p>
          </table:table-cell>
        </table:table-row>
        <table:table-row>
          <table:table-cell table:style-name="Tableau1.A1" office:value-type="string">
            <text:p text:style-name="P6">Exercice <text:span text:style-name="T3">2</text:span></text:p>
          </table:table-cell>
          <table:table-cell table:style-name="Tableau1.A1" office:value-type="string">
            <text:p text:style-name="P5"/>
            <text:p text:style-name="P5">Question 1</text:p>
            <text:p text:style-name="P5"/>
            <text:p text:style-name="P5">Question <text:span text:style-name="T3">2</text:span></text:p>
          </table:table-cell>
          <table:table-cell table:style-name="Tableau1.A1" office:value-type="string">
            <text:p text:style-name="P19"/>
            <text:p text:style-name="P5">/1,00</text:p>
            <text:p text:style-name="P5"/>
            <text:p text:style-name="P5">/1,00</text:p>
          </table:table-cell>
          <table:table-cell table:style-name="Tableau1.A1" office:value-type="string">
            <text:p text:style-name="P5">/<text:span text:style-name="T3">2</text:span>,00</text:p>
          </table:table-cell>
        </table:table-row>
        <table:table-row>
          <table:table-cell table:style-name="Tableau1.A1" office:value-type="string">
            <text:p text:style-name="P6">Exercice <text:span text:style-name="T3">3</text:span></text:p>
          </table:table-cell>
          <table:table-cell table:style-name="Tableau1.A1" office:value-type="string">
            <text:p text:style-name="P19"/>
            <text:p text:style-name="P5">Question 1</text:p>
          </table:table-cell>
          <table:table-cell table:style-name="Tableau1.A1" office:value-type="string">
            <text:p text:style-name="P19"/>
            <text:p text:style-name="P5">/1,00</text:p>
          </table:table-cell>
          <table:table-cell table:style-name="Tableau1.A1" office:value-type="string">
            <text:p text:style-name="P5">/1,00</text:p>
          </table:table-cell>
        </table:table-row>
      </table:table>
      <text:p text:style-name="P3"/>
      <text:p text:style-name="P3"/>
      <text:p text:style-name="P16">Exercice 1 :</text:p>
      <text:p text:style-name="P1"/>
      <text:p text:style-name="P1">Question 1 :</text:p>
      <text:p text:style-name="P1"><text:s/></text:p>
      <text:p text:style-name="P2"><text:span text:style-name="T1">L’accumulateur est </text:span><text:span text:style-name="T2">a</text:span><text:span text:style-name="T1"> 0 a la fin du programme. </text:span><text:span text:style-name="T2">Le programme fait une boucle selon le nombre a l’adresse 7.</text:span></text:p>
      <text:p text:style-name="P2"/>
      <text:p text:style-name="P3">Question 2 : </text:p>
      <text:p text:style-name="P17"/>
      <text:p text:style-name="P3">Il y a 11 instructions pour le programme du TP2 alors que seulement 10 au TP1.</text:p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8:39:16.945580394</meta:creation-date>
    <dc:date>2020-11-02T09:40:53.536583248</dc:date>
    <meta:editing-duration>PT1H22M29S</meta:editing-duration>
    <meta:editing-cycles>4</meta:editing-cycles>
    <meta:generator>LibreOffice/6.4.5.2$Linux_X86_64 LibreOffice_project/40$Build-2</meta:generator>
    <meta:document-statistic meta:table-count="1" meta:image-count="0" meta:object-count="0" meta:page-count="2" meta:paragraph-count="34" meta:word-count="96" meta:character-count="527" meta:non-whitespace-character-count="459"/>
  </office:meta>
</office:document-meta>
</file>